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84a656">
      <style:text-properties fo:color="#C00000"/>
    </style:style>
    <style:style style:family="text" style:name="a0f72ed">
      <style:text-properties fo:color="#C00000"/>
    </style:style>
    <style:style style:family="text" style:name="ac92184">
      <style:text-properties fo:color="#C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<text:span text:style-name="ac92184"> b<text:note text:id="ftn0" text:note-class="footnote"><text:note-citation>1</text:note-citation><text:note-body><text:p text:style-name="Footnote">A footnote?</text:p></text:note-body></text:note></text:span><text:span text:style-name="a84a656"><text:note text:id="ftn1" text:note-class="endnote"><text:note-citation>i</text:note-citation><text:note-body><text:p text:style-name="Endnote">An endnote?</text:p></text:note-body></text:note>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9-07-23T14:11:15</dc:date>
    <meta:editing-duration>PT0.051S</meta:editing-duration>
    <meta:editing-cycles>3</meta:editing-cycles>
    <meta:generator>StarOffice/8$Win32 OpenOffice.org_project/680m18$Build-9161</meta:generator>
  </office:meta>
</office:document-meta>
</file>